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=</text:p>
          </table:table-cell>
          <table:table-cell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-13.6*([.B4])^2)/(([.A4])^2)" office:value-type="float" office:value="-4406.4" calcext:value-type="float">
            <text:p>-4406.4</text:p>
          </table:table-cell>
          <table:table-cell table:formula="of:=[.C5]-[.C4]" office:value-type="float" office:value="3304.8" calcext:value-type="float">
            <text:p>3304.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(-13.6*([.B5])^2)/(([.A5])^2)" office:value-type="float" office:value="-1101.6" calcext:value-type="float">
            <text:p>-1101.6</text:p>
          </table:table-cell>
          <table:table-cell table:formula="of:=[.C6]-[.C5]" office:value-type="float" office:value="612" calcext:value-type="float">
            <text:p>612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-13.6*([.B6])^2)/(([.A6])^2)" office:value-type="float" office:value="-489.6" calcext:value-type="float">
            <text:p>-489.6</text:p>
          </table:table-cell>
          <table:table-cell table:formula="of:=[.C7]-[.C6]" office:value-type="float" office:value="214.2" calcext:value-type="float">
            <text:p>214.2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λ=108.1n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-13.6*([.B7])^2)/(([.A7])^2)" office:value-type="float" office:value="-275.4" calcext:value-type="float">
            <text:p>-275.4</text:p>
          </table:table-cell>
          <table:table-cell table:formula="of:=[.C8]-[.C7]" office:value-type="float" office:value="99.144" calcext:value-type="float">
            <text:p>99.144</text:p>
          </table:table-cell>
          <table:table-cell/>
          <table:table-cell table:style-name="ce1" office:value-type="float" office:value="6.6260701" calcext:value-type="float">
            <text:p>6.6260701</text:p>
          </table:table-cell>
          <table:table-cell office:value-type="float" office:value="3" calcext:value-type="float">
            <text:p>3</text:p>
          </table:table-cell>
          <table:table-cell office:value-type="float" office:value="108.1" calcext:value-type="float">
            <text:p>108.1</text:p>
          </table:table-cell>
          <table:table-cell table:formula="of:=[.F7]*[.G7]/[.H7]" office:value-type="float" office:value="0.183887236817761" calcext:value-type="float">
            <text:p>0.183887236817761</text:p>
          </table:table-cell>
          <table:table-cell table:formula="of:=[.F5]+[.G5]-[.H5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(-13.6*([.B8])^2)/(([.A8])^2)" office:value-type="float" office:value="-176.256" calcext:value-type="float">
            <text:p>-176.256</text:p>
          </table:table-cell>
          <table:table-cell table:formula="of:=[.C9]-[.C8]" office:value-type="float" office:value="53.856" calcext:value-type="float">
            <text:p>53.8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(-13.6*([.B9])^2)/(([.A9])^2)" office:value-type="float" office:value="-122.4" calcext:value-type="float">
            <text:p>-122.4</text:p>
          </table:table-cell>
          <table:table-cell table:formula="of:=[.C10]-[.C9]" office:value-type="float" office:value="32.4734693877551" calcext:value-type="float">
            <text:p>32.473469387755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-13.6*([.B10])^2)/(([.A10])^2)" office:value-type="float" office:value="-89.9265306122449" calcext:value-type="float">
            <text:p>-89.9265306122449</text:p>
          </table:table-cell>
          <table:table-cell table:formula="of:=[.C11]-[.C10]" office:value-type="float" office:value="21.0765306122449" calcext:value-type="float">
            <text:p>21.0765306122449</text:p>
          </table:table-cell>
          <table:table-cell/>
          <table:table-cell table:formula="of:=pow(10;10)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(-13.6*([.B11])^2)/(([.A11])^2)" office:value-type="float" office:value="-68.85" calcext:value-type="float">
            <text:p>-68.85</text:p>
          </table:table-cell>
          <table:table-cell table:formula="of:=[.C12]-[.C11]" office:value-type="float" office:value="14.45" calcext:value-type="float">
            <text:p>14.45</text:p>
          </table:table-cell>
          <table:table-cell/>
          <table:table-cell table:formula="of:=3^2" office:value-type="float" office:value="9" calcext:value-type="float">
            <text:p>9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(-13.6*([.B12])^2)/(([.A12])^2)" office:value-type="float" office:value="-54.4" calcext:value-type="float">
            <text:p>-54.4</text:p>
          </table:table-cell>
          <table:table-cell table:formula="of:=[.C13]-[.C12]" office:value-type="float" office:value="10.336" calcext:value-type="float">
            <text:p>10.336</text:p>
          </table:table-cell>
          <table:table-cell table:number-columns-repeated="3"/>
          <table:table-cell table:style-name="ce1" office:value-type="string" calcext:value-type="string">
            <text:p>1.60217663 × 10-19</text:p>
          </table:table-cell>
          <table:table-cell table:formula="of:=[.I7]/1.60217663*100" office:value-type="float" office:value="11.4773386014101" calcext:value-type="float">
            <text:p>11.47733860141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(-13.6*([.B13])^2)/(([.A13])^2)" office:value-type="float" office:value="-44.064" calcext:value-type="float">
            <text:p>-44.064</text:p>
          </table:table-cell>
          <table:table-cell table:formula="of:=[.C14]-[.C13]" office:value-type="float" office:value="7.64747107438016" calcext:value-type="float">
            <text:p>7.6474710743801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-13.6*([.B14])^2)/(([.A14])^2)" office:value-type="float" office:value="-36.4165289256198" calcext:value-type="float">
            <text:p>-36.4165289256198</text:p>
          </table:table-cell>
          <table:table-cell table:formula="of:=[.C15]-[.C14]" office:value-type="float" office:value="5.81652892561983" calcext:value-type="float">
            <text:p>5.8165289256198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-13.6*([.B15])^2)/(([.A15])^2)" office:value-type="float" office:value="-30.6" calcext:value-type="float">
            <text:p>-30.6</text:p>
          </table:table-cell>
          <table:table-cell table:formula="of:=[.C16]-[.C15]" office:value-type="float" office:value="4.52662721893491" calcext:value-type="float">
            <text:p>4.5266272189349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(-13.6*([.B16])^2)/(([.A16])^2)" office:value-type="float" office:value="-26.0733727810651" calcext:value-type="float">
            <text:p>-26.0733727810651</text:p>
          </table:table-cell>
          <table:table-cell table:formula="of:=[.C17]-[.C16]" office:value-type="float" office:value="3.59174012800386" calcext:value-type="float">
            <text:p>3.59174012800386</text:p>
          </table:table-cell>
          <table:table-cell table:number-columns-repeated="2"/>
          <table:table-cell table:formula="of:=13.6*18*18*(1/[.F18]^2-1/[.F19]^2)" office:value-type="float" office:value="214.2" calcext:value-type="float">
            <text:p>214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(-13.6*([.B17])^2)/(([.A17])^2)" office:value-type="float" office:value="-22.4816326530612" calcext:value-type="float">
            <text:p>-22.4816326530612</text:p>
          </table:table-cell>
          <table:table-cell table:formula="of:=[.C18]-[.C17]" office:value-type="float" office:value="2.89763265306122" calcext:value-type="float">
            <text:p>2.8976326530612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(-13.6*([.B18])^2)/(([.A18])^2)" office:value-type="float" office:value="-19.584" calcext:value-type="float">
            <text:p>-19.5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-13.6*([.B19])^2)/(([.A19])^2)" office:value-type="float" office:value="-17.2125" calcext:value-type="float">
            <text:p>-17.2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-13.6*([.B20])^2)/(([.A20])^2)" office:value-type="float" office:value="-15.2470588235294" calcext:value-type="float">
            <text:p>-15.2470588235294</text:p>
          </table:table-cell>
          <table:table-cell table:number-columns-repeated="6"/>
          <table:table-cell table:style-name="ce1" office:value-type="string" calcext:value-type="string">
            <text:p>254 nm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(-13.6*([.B21])^2)/(([.A21])^2)" office:value-type="float" office:value="-13.6" calcext:value-type="float">
            <text:p>-13.6</text:p>
          </table:table-cell>
          <table:table-cell table:number-columns-repeated="3"/>
          <table:table-cell office:value-type="float" office:value="4.9" calcext:value-type="float">
            <text:p>4.9</text:p>
          </table:table-cell>
          <table:table-cell table:formula="of:=[.G21]*1.60217663*100" office:value-type="float" office:value="785.0665487" calcext:value-type="float">
            <text:p>785.0665487</text:p>
          </table:table-cell>
          <table:table-cell table:formula="of:=6.6260701*3/[.H21]" office:value-type="float" office:value="0.0253204143431108" calcext:value-type="float">
            <text:p>0.02532041434311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-13.6*([.B22])^2)/(([.A22])^2)" office:value-type="float" office:value="-12.2060941828255" calcext:value-type="float">
            <text:p>-12.2060941828255</text:p>
          </table:table-cell>
          <table:table-cell table:number-columns-repeated="4"/>
          <table:table-cell office:value-type="float" office:value="-19" calcext:value-type="float">
            <text:p>-19</text:p>
          </table:table-cell>
          <table:table-cell table:formula="of:=-36+8" office:value-type="float" office:value="-28" calcext:value-type="float">
            <text:p>-28</text:p>
          </table:table-cell>
          <table:table-cell table:formula="of:=[.I22]-[.H2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-13.6*([.B23])^2)/(([.A23])^2)" office:value-type="float" office:value="-11.016" calcext:value-type="float">
            <text:p>-11.016</text:p>
          </table:table-cell>
          <table:table-cell table:number-columns-repeated="5"/>
          <table:table-cell office:value-type="string" calcext:value-type="string">
            <text:p>h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(-13.6*([.B24])^2)/(([.A24])^2)" office:value-type="float" office:value="-9.99183673469388" calcext:value-type="float">
            <text:p>-9.9918367346938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(-13.6*([.B25])^2)/(([.A25])^2)" office:value-type="float" office:value="-9.10413223140496" calcext:value-type="float">
            <text:p>-9.1041322314049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-13.6*([.B26])^2)/(([.A26])^2)" office:value-type="float" office:value="-8.3296786389414" calcext:value-type="float">
            <text:p>-8.329678638941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(-13.6*([.B27])^2)/(([.A27])^2)" office:value-type="float" office:value="-7.65" calcext:value-type="float">
            <text:p>-7.6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(-13.6*([.B28])^2)/(([.A28])^2)" office:value-type="float" office:value="-7.05024" calcext:value-type="float">
            <text:p>-7.0502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(-13.6*([.B29])^2)/(([.A29])^2)" office:value-type="float" office:value="-6.51834319526627" calcext:value-type="float">
            <text:p>-6.518343195266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(-13.6*([.B30])^2)/(([.A30])^2)" office:value-type="float" office:value="-6.04444444444444" calcext:value-type="float">
            <text:p>-6.0444444444444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(-13.6*([.B31])^2)/(([.A31])^2)" office:value-type="float" office:value="-5.62040816326531" calcext:value-type="float">
            <text:p>-5.6204081632653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(-13.6*([.B32])^2)/(([.A32])^2)" office:value-type="float" office:value="-5.23947681331748" calcext:value-type="float">
            <text:p>-5.2394768133174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-13.6*([.B33])^2)/(([.A33])^2)" office:value-type="float" office:value="-4.896" calcext:value-type="float">
            <text:p>-4.89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(-13.6*([.B34])^2)/(([.A34])^2)" office:value-type="float" office:value="-4.58522372528616" calcext:value-type="float">
            <text:p>-4.5852237252861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(-13.6*([.B35])^2)/(([.A35])^2)" office:value-type="float" office:value="-4.303125" calcext:value-type="float">
            <text:p>-4.30312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(-13.6*([.B36])^2)/(([.A36])^2)" office:value-type="float" office:value="-4.04628099173554" calcext:value-type="float">
            <text:p>-4.0462809917355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6:07:33.596474959</meta:creation-date>
    <meta:editing-duration>PT1H52S</meta:editing-duration>
    <meta:editing-cycles>4</meta:editing-cycles>
    <meta:generator>LibreOffice/7.3.7.2$Linux_X86_64 LibreOffice_project/30$Build-2</meta:generator>
    <dc:date>2023-01-17T00:40:50.849429411</dc:date>
    <meta:document-statistic meta:table-count="2" meta:cell-count="146" meta:object-count="0"/>
  </office:meta>
</office:document-meta>
</file>